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0.706cm"/>
        </style:tab-stops>
      </style:paragraph-properties>
      <style:text-properties fo:font-size="13pt" officeooo:rsid="00095125" officeooo:paragraph-rsid="00095125" style:font-size-asian="13pt" style:font-size-complex="13pt"/>
    </style:style>
    <style:style style:name="P2" style:family="paragraph" style:parent-style-name="Standard">
      <loext:graphic-properties draw:fill="none"/>
      <style:paragraph-properties fo:margin-left="0cm" fo:margin-right="0cm" fo:text-align="end" style:justify-single-word="false" fo:text-indent="0cm" style:auto-text-indent="false" fo:background-color="transparent">
        <style:tab-stops>
          <style:tab-stop style:position="0.706cm"/>
        </style:tab-stops>
      </style:paragraph-properties>
      <style:text-properties fo:font-size="13pt" officeooo:rsid="00095125" officeooo:paragraph-rsid="00095125" style:font-size-asian="13pt" style:font-size-complex="13pt"/>
    </style:style>
    <style:style style:name="P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0.706cm"/>
        </style:tab-stops>
      </style:paragraph-properties>
      <style:text-properties fo:font-size="13pt" fo:font-weight="normal" officeooo:rsid="0009f94b" officeooo:paragraph-rsid="0009f94b" style:font-size-asian="11.3500003814697pt" style:font-weight-asian="normal" style:font-size-complex="13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0.706cm"/>
        </style:tab-stops>
      </style:paragraph-properties>
      <style:text-properties fo:font-size="13pt" fo:font-weight="normal" officeooo:rsid="0009f94b" officeooo:paragraph-rsid="000d55e8" style:font-size-asian="11.3500003814697pt" style:font-weight-asian="normal" style:font-size-complex="13pt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0.706cm"/>
        </style:tab-stops>
      </style:paragraph-properties>
      <style:text-properties officeooo:rsid="00095125" officeooo:paragraph-rsid="00095125"/>
    </style:style>
    <style:style style:name="P6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0.706cm"/>
        </style:tab-stops>
      </style:paragraph-properties>
      <style:text-properties fo:font-size="24pt" fo:font-weight="bold" officeooo:rsid="00095125" officeooo:paragraph-rsid="00095125" style:font-size-asian="24pt" style:font-weight-asian="bold" style:font-size-complex="24pt" style:font-weight-complex="bold"/>
    </style:style>
    <style:style style:name="P7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>
        <style:tab-stops>
          <style:tab-stop style:position="0.706cm"/>
        </style:tab-stops>
      </style:paragraph-properties>
      <style:text-properties fo:font-size="24pt" fo:font-weight="bold" officeooo:rsid="000d55e8" officeooo:paragraph-rsid="000d55e8" style:font-size-asian="24pt" style:font-weight-asian="bold" style:font-size-complex="24pt" style:font-weight-complex="bold"/>
    </style:style>
    <style:style style:name="P8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>
        <style:tab-stops>
          <style:tab-stop style:position="0.706cm"/>
        </style:tab-stops>
      </style:paragraph-properties>
      <style:text-properties fo:font-size="13pt" officeooo:rsid="00095125" style:font-size-asian="13pt" style:font-size-complex="13pt"/>
    </style:style>
    <style:style style:name="P9" style:family="paragraph" style:parent-style-name="Standard" style:master-page-name="">
      <loext:graphic-properties draw:fill="none"/>
      <style:paragraph-properties fo:margin-left="0cm" fo:margin-right="0cm" fo:line-height="150%" fo:text-align="start" style:justify-single-word="false" fo:text-indent="0.499cm" style:auto-text-indent="false" style:page-number="auto" fo:background-color="transparent">
        <style:tab-stops>
          <style:tab-stop style:position="0.494cm"/>
          <style:tab-stop style:position="0.706cm"/>
        </style:tab-stops>
      </style:paragraph-properties>
      <style:text-properties officeooo:paragraph-rsid="0009f94b"/>
    </style:style>
    <style:style style:name="P10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.499cm" style:auto-text-indent="false" fo:background-color="transparent">
        <style:tab-stops>
          <style:tab-stop style:position="0.494cm"/>
          <style:tab-stop style:position="0.706cm"/>
        </style:tab-stops>
      </style:paragraph-properties>
      <style:text-properties fo:font-size="13pt" style:text-underline-style="none" fo:font-weight="normal" officeooo:rsid="00107033" officeooo:paragraph-rsid="00107033" style:font-size-asian="11.3500003814697pt" style:font-weight-asian="normal" style:font-size-complex="13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.499cm" style:auto-text-indent="false" fo:background-color="transparent">
        <style:tab-stops>
          <style:tab-stop style:position="0.494cm"/>
          <style:tab-stop style:position="0.706cm"/>
        </style:tab-stops>
      </style:paragraph-properties>
      <style:text-properties fo:font-size="13pt" style:text-underline-style="none" fo:font-weight="normal" officeooo:rsid="00107033" officeooo:paragraph-rsid="00119bdc" style:font-size-asian="11.3500003814697pt" style:font-weight-asian="normal" style:font-size-complex="13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.499cm" style:auto-text-indent="false" fo:background-color="transparent">
        <style:tab-stops>
          <style:tab-stop style:position="0.494cm"/>
          <style:tab-stop style:position="0.706cm"/>
        </style:tab-stops>
      </style:paragraph-properties>
      <style:text-properties fo:font-size="13pt" style:text-underline-style="none" fo:font-weight="normal" officeooo:rsid="00119bdc" officeooo:paragraph-rsid="00119bdc" style:font-size-asian="11.3500003814697pt" style:font-weight-asian="normal" style:font-size-complex="13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.499cm" style:auto-text-indent="false" fo:background-color="transparent">
        <style:tab-stops>
          <style:tab-stop style:position="0.494cm"/>
          <style:tab-stop style:position="0.706cm"/>
        </style:tab-stops>
      </style:paragraph-properties>
      <style:text-properties fo:font-size="13pt" style:text-underline-style="none" fo:font-weight="bold" officeooo:rsid="000d55e8" officeooo:paragraph-rsid="000d55e8" style:font-size-asian="11.3500003814697pt" style:font-weight-asian="bold" style:font-size-complex="13pt" style:font-weight-complex="bold"/>
    </style:style>
    <style:style style:name="P14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.499cm" style:auto-text-indent="false" fo:background-color="transparent">
        <style:tab-stops>
          <style:tab-stop style:position="0.494cm"/>
          <style:tab-stop style:position="0.706cm"/>
        </style:tab-stops>
      </style:paragraph-properties>
      <style:text-properties fo:font-size="13pt" fo:font-weight="normal" officeooo:paragraph-rsid="000d1e22" style:font-size-asian="11.3500003814697pt" style:font-weight-asian="normal" style:font-size-complex="13pt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.499cm" style:auto-text-indent="false" fo:background-color="transparent">
        <style:tab-stops>
          <style:tab-stop style:position="0.494cm"/>
          <style:tab-stop style:position="0.706cm"/>
        </style:tab-stops>
      </style:paragraph-properties>
      <style:text-properties fo:font-size="13pt" style:text-underline-style="solid" style:text-underline-width="auto" style:text-underline-color="font-color" fo:font-weight="bold" officeooo:rsid="000ef4ea" officeooo:paragraph-rsid="000ef4ea" style:font-size-asian="11.3500003814697pt" style:font-weight-asian="bold" style:font-size-complex="13pt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.499cm" style:auto-text-indent="false" fo:background-color="transparent">
        <style:tab-stops>
          <style:tab-stop style:position="0.494cm"/>
          <style:tab-stop style:position="0.706cm"/>
        </style:tab-stops>
      </style:paragraph-properties>
      <style:text-properties officeooo:paragraph-rsid="000d1e22"/>
    </style:style>
    <style:style style:name="P17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.499cm" style:auto-text-indent="false" fo:background-color="transparent">
        <style:tab-stops>
          <style:tab-stop style:position="0.494cm"/>
          <style:tab-stop style:position="0.706cm"/>
        </style:tab-stops>
      </style:paragraph-properties>
      <style:text-properties officeooo:paragraph-rsid="000d55e8"/>
    </style:style>
    <style:style style:name="P18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.499cm" style:auto-text-indent="false" fo:background-color="transparent">
        <style:tab-stops>
          <style:tab-stop style:position="0.494cm"/>
          <style:tab-stop style:position="0.706cm"/>
        </style:tab-stops>
      </style:paragraph-properties>
      <style:text-properties officeooo:rsid="000b950a" officeooo:paragraph-rsid="000b950a"/>
    </style:style>
    <style:style style:name="P19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.499cm" style:auto-text-indent="false" fo:background-color="transparent">
        <style:tab-stops>
          <style:tab-stop style:position="0.494cm"/>
          <style:tab-stop style:position="0.706cm"/>
        </style:tab-stops>
      </style:paragraph-properties>
      <style:text-properties fo:font-size="15pt" officeooo:paragraph-rsid="000d55e8" style:font-size-asian="15pt" style:font-size-complex="15pt"/>
    </style:style>
    <style:style style:name="P20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.499cm" style:auto-text-indent="false" fo:background-color="transparent">
        <style:tab-stops>
          <style:tab-stop style:position="0.494cm"/>
          <style:tab-stop style:position="0.706cm"/>
        </style:tab-stops>
      </style:paragraph-properties>
      <style:text-properties fo:font-size="15pt" style:text-underline-style="solid" style:text-underline-width="auto" style:text-underline-color="font-color" fo:font-weight="bold" officeooo:rsid="000d55e8" officeooo:paragraph-rsid="000ef4ea" style:font-size-asian="15pt" style:font-weight-asian="bold" style:font-size-complex="15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officeooo:rsid="0010f9d7" officeooo:paragraph-rsid="0010f9d7"/>
    </style:style>
    <style:style style:name="P22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.499cm" style:auto-text-indent="false" fo:background-color="transparent">
        <style:tab-stops>
          <style:tab-stop style:position="0.494cm"/>
          <style:tab-stop style:position="0.706cm"/>
        </style:tab-stops>
      </style:paragraph-properties>
      <style:text-properties fo:font-size="13pt" style:text-underline-style="none" fo:font-weight="bold" officeooo:rsid="000d55e8" officeooo:paragraph-rsid="000d55e8" style:font-size-asian="11.3500003814697pt" style:font-weight-asian="bold" style:font-size-complex="13pt" style:font-weight-complex="bold"/>
    </style:style>
    <style:style style:name="P23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.499cm" style:auto-text-indent="false" fo:background-color="transparent">
        <style:tab-stops>
          <style:tab-stop style:position="0.494cm"/>
          <style:tab-stop style:position="0.706cm"/>
        </style:tab-stops>
      </style:paragraph-properties>
      <style:text-properties fo:font-size="13pt" style:text-underline-style="none" fo:font-weight="bold" officeooo:rsid="000d55e8" officeooo:paragraph-rsid="0010f9d7" style:font-size-asian="11.3500003814697pt" style:font-weight-asian="bold" style:font-size-complex="13pt" style:font-weight-complex="bold"/>
    </style:style>
    <style:style style:name="P24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.499cm" style:auto-text-indent="false" fo:background-color="transparent">
        <style:tab-stops>
          <style:tab-stop style:position="0.494cm"/>
          <style:tab-stop style:position="0.706cm"/>
        </style:tab-stops>
      </style:paragraph-properties>
      <style:text-properties fo:font-size="13pt" style:text-underline-style="none" fo:font-weight="normal" officeooo:rsid="000d55e8" officeooo:paragraph-rsid="0010f9d7" style:font-size-asian="11.3500003814697pt" style:font-weight-asian="normal" style:font-size-complex="13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officeooo:rsid="0010f9d7" officeooo:paragraph-rsid="0010f9d7"/>
    </style:style>
    <style:style style:name="P26" style:family="paragraph" style:parent-style-name="Table_20_Contents">
      <style:paragraph-properties fo:text-align="center" style:justify-single-word="false"/>
      <style:text-properties officeooo:rsid="0010f9d7" officeooo:paragraph-rsid="0010f9d7"/>
    </style:style>
    <style:style style:name="T1" style:family="text">
      <style:text-properties fo:font-size="13pt" fo:font-weight="normal" style:font-size-asian="11.3500003814697pt" style:font-weight-asian="normal" style:font-size-complex="13pt" style:font-weight-complex="normal"/>
    </style:style>
    <style:style style:name="T2" style:family="text">
      <style:text-properties fo:font-size="13pt" fo:font-weight="normal" officeooo:rsid="0009f94b" style:font-size-asian="11.3500003814697pt" style:font-weight-asian="normal" style:font-size-complex="13pt" style:font-weight-complex="normal"/>
    </style:style>
    <style:style style:name="T3" style:family="text">
      <style:text-properties fo:font-size="13pt" fo:font-weight="normal" officeooo:rsid="000b950a" style:font-size-asian="11.3500003814697pt" style:font-weight-asian="normal" style:font-size-complex="13pt" style:font-weight-complex="normal"/>
    </style:style>
    <style:style style:name="T4" style:family="text">
      <style:text-properties fo:font-size="13pt" fo:font-weight="normal" officeooo:rsid="000d1e22" style:font-size-asian="11.3500003814697pt" style:font-weight-asian="normal" style:font-size-complex="13pt" style:font-weight-complex="normal"/>
    </style:style>
    <style:style style:name="T5" style:family="text">
      <style:text-properties fo:font-size="13pt" fo:font-weight="normal" officeooo:rsid="000d55e8" style:font-size-asian="11.3500003814697pt" style:font-weight-asian="normal" style:font-size-complex="13pt" style:font-weight-complex="normal"/>
    </style:style>
    <style:style style:name="T6" style:family="text">
      <style:text-properties fo:font-size="13pt" style:text-underline-style="none" fo:font-weight="bold" officeooo:rsid="000d55e8" style:font-size-asian="11.3500003814697pt" style:font-weight-asian="bold" style:font-size-complex="13pt" style:font-weight-complex="bold"/>
    </style:style>
    <style:style style:name="T7" style:family="text">
      <style:text-properties fo:font-size="13pt" style:text-underline-style="none" fo:font-weight="bold" officeooo:rsid="00107033" style:font-size-asian="11.3500003814697pt" style:font-weight-asian="bold" style:font-size-complex="13pt" style:font-weight-complex="bold"/>
    </style:style>
    <style:style style:name="T8" style:family="text">
      <style:text-properties style:text-underline-style="none" fo:font-weight="bold" officeooo:rsid="000d55e8" style:font-weight-asian="bold" style:font-weight-complex="bold"/>
    </style:style>
    <style:style style:name="T9" style:family="text">
      <style:text-properties style:text-underline-style="none" fo:font-weight="bold" officeooo:rsid="00107033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0b950a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0d55e8" style:font-weight-asian="bold" style:font-weight-complex="bold"/>
    </style:style>
    <style:style style:name="T12" style:family="text">
      <style:text-properties officeooo:rsid="00119bdc"/>
    </style:style>
    <style:style style:name="T13" style:family="text">
      <style:text-properties fo:font-size="12pt" style:font-size-asian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Universidade de Évora</text:p>
      <text:p text:style-name="P1">Escola de Ciências e Tecnologias</text:p>
      <text:p text:style-name="P1"/>
      <text:p text:style-name="P5"/>
      <text:p text:style-name="P5"/>
      <text:p text:style-name="P5"/>
      <text:p text:style-name="P5"/>
      <text:p text:style-name="P1">Inteligência Artificial</text:p>
      <text:p text:style-name="P1"/>
      <text:p text:style-name="P1">1º Trabalho</text:p>
      <text:p text:style-name="P5"/>
      <text:p text:style-name="P5"/>
      <text:p text:style-name="P5"/>
      <text:p text:style-name="P5"/>
      <text:p text:style-name="P5"/>
      <text:p text:style-name="P6">Resolução de Problemas como problemas de pesquisa no espaço de estado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Trabalho realizado por:</text:p>
      <text:p text:style-name="P2">- Cláudia Dias nº35308</text:p>
      <text:p text:style-name="P2">- João Queimado nº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no letivo 2018/2019</text:p>
      <text:p text:style-name="P1"/>
      <text:p text:style-name="P1"/>
      <text:p text:style-name="P1"/>
      <text:p text:style-name="P1"/>
      <text:p text:style-name="P1"/>
      <text:p text:style-name="P6"><text:soft-page-break/>Introdução</text:p>
      <text:p text:style-name="P3"/>
      <text:p text:style-name="P9"><text:span text:style-name="T2">Uma pesquisa não informada </text:span><text:span text:style-name="T3">só usa a informação disponivel na definição do problema como por exemplo a pesquisa em largura (Breadth-first search), </text:span><text:span text:style-name="T2"><text:s/></text:span><text:span text:style-name="T3">a pesquisa de custo uniforme (Uniform-cost search), a pesquisa em Profundidade (Depth-first search), a pesquisa em profundidade limitada (Depth-limited search) e a pesquisa em Profundidade iterativa (Iterative deepening search).</text:span></text:p>
      <text:p text:style-name="P18"><text:span text:style-name="T1">Uma pesquisa informada </text:span><text:span text:style-name="T5">utiliza conhecimento especifico sobre o problema para encontar soluções de forma mais eficiente. Procura pelo melhor resultado.</text:span></text:p>
      <text:p text:style-name="P16"><text:span text:style-name="T4">Heuristica é </text:span><text:span text:style-name="T1">uma estimação adequada do custo ou longitude do passo (no espaço de procura) desde um estado até um objectivo. Diremos que subestima a distância se a sua estimação até o objetivo é menor ou igual </text:span><text:span text:style-name="T4">à</text:span><text:span text:style-name="T1"> distância real. </text:span><text:span text:style-name="T4">É</text:span><text:span text:style-name="T1"> sempre possível calcular a funçã</text:span><text:span text:style-name="T4">o</text:span><text:span text:style-name="T1"> heurística, mas é necessário, dado que a heurística balança o ganho entre a eficiência da procura e o custo computacional de calcular a heurística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7">Resposta às Questões</text:p>
      <text:p text:style-name="P4"/>
      <text:p text:style-name="P19"><text:span text:style-name="T10">Q</text:span><text:span text:style-name="T11">uestão 1:</text:span><text:span text:style-name="T8"> </text:span><text:span text:style-name="T9">Repr</text:span><text:span text:style-name="T8">esente em Prolog o espa</text:span><text:span text:style-name="T9">ço</text:span><text:span text:style-name="T8"> de estados e os operadores de transi</text:span><text:span text:style-name="T9">çã</text:span><text:span text:style-name="T8">o de estados para este problema:</text:span></text:p>
      <text:p text:style-name="P13"/>
      <text:p text:style-name="P17"><text:span text:style-name="T6">Alínea (</text:span><text:span text:style-name="T7">a</text:span><text:span text:style-name="T6">): </text:span></text:p>
      <text:p text:style-name="P13"/>
      <text:p text:style-name="P10">Os nós por onde vai passando, em termos de largura o algoritmo vai expandindo, propagando-se pelos vizinhos. </text:p>
      <text:p text:style-name="P10">No pior caso corre-se toda a matriz que irá ser 8x8=64 nós, no total serão 65 porque junta-se o nó inicial para o qual irá tentar ir.</text:p>
      <text:p text:style-name="P10">Na pesquisa em profundidade, tendo em conta a ordem das operações (descer, direita, cima e esquerda), o algoritmo vai descendo até não dar mais.</text:p>
      <text:p text:style-name="P13"/>
      <text:p text:style-name="P23">Alínea (b)</text:p>
      <text:p text:style-name="P24"/>
      <text:p text:style-name="P20">Questão 2</text:p>
      <text:p text:style-name="P11">A <text:span text:style-name="T12">heurística 1 em que se compara a diferença entre X atual e o X final, acontece o mesmo com o Y. Somar -se o valor que é a distância do fim e assim optando por um caminho mais curto.</text:span></text:p>
      <text:p text:style-name="P12">A heuristica 2 em que se verifica a distância de Y atual ao Y final e assim opta-se por se mover para a Esquerda ou para a direita só depois de se ver que o problema se pode mover para cima ou para baixo.</text:p>
      <text:p text:style-name="P12"/>
      <text:p text:style-name="P15"/>
      <text:p text:style-name="P20">Questão 3</text:p>
      <text:p text:style-name="P12"><text:s/>A pesquisa iterativa <text:span text:style-name="T13">não funciona assim no nosso trabalho, porque na primeira iteração guardamos logo os nós vizinhos, e na segunda iteração não vai conseguir aceder aos nó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21:36:35.158781210</meta:creation-date>
    <dc:date>2019-03-19T23:41:34.581871059</dc:date>
    <meta:editing-duration>PT25M20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3" meta:paragraph-count="25" meta:word-count="389" meta:character-count="2304" meta:non-whitespace-character-count="1936"/>
  </office:meta>
</office:document-meta>
</file>